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language="en" fo:country="US" officeooo:rsid="00022d97" officeooo:paragraph-rsid="00022d97" style:font-size-asian="14pt" style:font-size-complex="14pt"/>
    </style:style>
    <style:style style:name="P2" style:family="paragraph" style:parent-style-name="Standard">
      <style:text-properties fo:language="en" fo:country="US" officeooo:rsid="00009fe3" officeooo:paragraph-rsid="00009fe3"/>
    </style:style>
    <style:style style:name="P3" style:family="paragraph" style:parent-style-name="Standard">
      <style:text-properties fo:color="#66cc00" officeooo:rsid="00009fe3" officeooo:paragraph-rsid="00009fe3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398d8"/>
    </style:style>
    <style:style style:name="T3" style:family="text">
      <style:text-properties fo:color="#009933"/>
    </style:style>
    <style:style style:name="T4" style:family="text">
      <style:text-properties fo:color="#66cc0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01. Data Type</text:p>
      <text:p text:style-name="P2"/>
      <text:p text:style-name="P2"/>
      <text:p text:style-name="P3"><text:span text:style-name="T1">1. </text:span>Декларирайте няколко променливи, като изберете за всяка една най- подходящия от типовете sbyte, byte, short, ushort, int, uint, long и ulong, за да им присвоите следните стойности: 52130, -115, 4825932, 97, -10000, 20000; 224; 970700000; 112; -44; -1000000; 1990; 123456789123456789.</text:p>
      <text:p text:style-name="P3"/>
      <text:p text:style-name="P3"><text:span text:style-name="T1">2. </text:span>Напишете програма, която чете от конзолата 2 числа от тип int и отпечатва тяхната сума.</text:p>
      <text:p text:style-name="P3"/>
      <text:p text:style-name="P3"><text:span text:style-name="T2">3. </text:span>Напишете булев израз, който да проверява дали даден низ от символи (string) е равен на „Hello World”. Отпечатайте в конзолата резултата от проверката.</text:p>
      <text:p text:style-name="P3"/>
      <text:p text:style-name="P3"><text:span text:style-name="T2">4</text:span><text:span text:style-name="T1">. </text:span>Направете програма, която приема две цели числа - съответно страните на правоъгълник.</text:p>
      <text:p text:style-name="P3">Пресметнете лицето на дадения правоъгълник и я изведете на конзолата.</text:p>
      <text:p text:style-name="P3"/>
      <text:p text:style-name="P3"><text:span text:style-name="T1">5. </text:span>Напишете проргама която приема 2 целочислени числа за вход и извежда остатъка от делението на числата.</text:p>
      <text:p text:style-name="P3"/>
      <text:p text:style-name="P3"><text:span text:style-name="T1">6. </text:span>Напишете програма, която приема 2 символни низа (string) като вход, и изведете като резултат конкатениран string със „|“ между двата входни низа.</text:p>
      <text:p text:style-name="P3"/>
      <text:p text:style-name="P3"><text:span text:style-name="T1">7. </text:span>Напишете програма, която приема реално число като вход, и изкарва на конзолата резултата от делението му с цяло число.</text:p>
      <text:p text:style-name="P3"/>
      <text:p text:style-name="P3"><text:span text:style-name="T1">8. </text:span>Напишете програма, която приема два стринга като вход. След това проверява дали 2рия стринг се съдържа в 1вия. Покажете резултата от проверката на конзолата. *</text:p>
      <text:p text:style-name="P3"/>
      <text:p text:style-name="P3"><text:span text:style-name="T1">9. </text:span>Напишете програма, която приема стринг от конзолата, и извежда N-тия символ от стринга, като резултат.</text:p>
      <text:p text:style-name="P3"/>
      <text:p text:style-name="P3"><text:span text:style-name="T1">10. </text:span>Напишете програма, която принтира фигура във формата на борче със знака "o"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bg" fo:country="BG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bg" fo:country="BG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10:13:48.110000000</meta:creation-date>
    <dc:date>2016-12-13T14:56:41.774000000</dc:date>
    <meta:editing-duration>PT8H51M11S</meta:editing-duration>
    <meta:editing-cycles>11</meta:editing-cycles>
    <meta:generator>LibreOffice/5.2.3.3$Windows_x86 LibreOffice_project/d54a8868f08a7b39642414cf2c8ef2f228f780cf</meta:generator>
    <meta:document-statistic meta:table-count="0" meta:image-count="0" meta:object-count="0" meta:page-count="1" meta:paragraph-count="12" meta:word-count="222" meta:character-count="1420" meta:non-whitespace-character-count="1210"/>
  </office:meta>
</office:document-meta>
</file>